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ram <text:s/>xulalx25soc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ubuntu12.04$ xsload --usb 0 --fpga ~/testbuilds/learning_hdl/MyHDL/sdram/toplevel.bit</text:p>
              </text:list-item>
              <text:list-item>
                <text:p>MyHDL wishbone <text:s/>https://github.com/develone/learning_hdl/blob/master/MyHDL/sdram/sdramdev.py </text:p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What is the xsload command <text:s/>to keep the program when power is restored</text:p>
              </text:list-item>
            </text:list>
          </draw:text-box>
        </draw:frame>
        <draw:frame presentation:style-name="pr2" draw:layer="layout" svg:width="12.297cm" svg:height="12.179cm" svg:x="20.19cm" svg:y="5.575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ram <text:s/>MyHDL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MyHDL https://github.com/develone/learning_hdl/blob/master/MyHDL/sdram/memdev.py</text:p>
              </text:list-item>
              <text:list-item>
                <text:p>python memdev.py ;make <text:s/>top; sudo config_cat top.bin </text:p>
              </text:list-item>
              <text:list-item>
                <text:p>MyHDL https://github.com/develone/learning_hdl/blob/master/MyHDL/sdram/sdramdev.py </text:p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placeholder="true" presentation:user-transformed="true">
          <draw:text-box/>
        </draw:frame>
        <draw:frame presentation:style-name="pr2" draw:layer="layout" svg:width="12.297cm" svg:height="12.179cm" svg:x="20.19cm" svg:y="5.575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4" draw:layer="layout" svg:width="25.199cm" svg:height="3.506cm" svg:x="1.4cm" svg:y="0.837cm" presentation:class="title">
          <draw:text-box>
            <text:p>Sdram catzip xulalx25soc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Autofpga project sdramdev.txt </text:p>
              </text:list-item>
              <text:list-item>
                <text:p>Catzip HX8K FPGA </text:p>
              </text:list-item>
              <text:list-item>
                <text:p>50 MHz refresh_clk &lt;= 10’d391</text:p>
              </text:list-item>
              <text:list-item>
                <text:p>wbsdram.v wishbone interface &amp; sdramcontroller</text:p>
              </text:list-item>
              <text:list-item>
                <text:p>Verilator simulation arm-main_tb compiled with sdramsim.cpp &amp; sdramsim.h</text:p>
              </text:list-item>
              <text:list-item>
                <text:p>Wishbone 32 bit addr &amp; 32 bit data</text:p>
              </text:list-item>
              <text:list-item>
                <text:p>0x2000000 to 0x2FFFFFF</text:p>
              </text:list-item>
              <text:list-item>
                <text:p><text:s/>Write ./arm-wbregs 0x2000004 0x55aaaa55</text:p>
              </text:list-item>
              <text:list-item>
                <text:p>toplevel.v</text:p>
                <text:list>
                  <text:list-item>
                    <text:p>main.v</text:p>
                    <text:list>
                      <text:list-item>
                        <text:p>Wbsdram.v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Non Autofpga project maybe soon</text:p>
              </text:list-item>
              <text:list-item>
                <text:p>Xulalx25soc LX25 or LX9 FPGA</text:p>
              </text:list-item>
              <text:list-item>
                <text:p>80 MHz refresh_clk &lt;= 10’d625;</text:p>
              </text:list-item>
              <text:list-item>
                <text:p>wbsdram.v wishbone interface &amp; sdramcontroller</text:p>
              </text:list-item>
              <text:list-item>
                <text:p>Verilator simulation busmaster_tb compiled with sdramsim.cpp &amp; sdramsim.h</text:p>
              </text:list-item>
              <text:list-item>
                <text:p>Wishbone 32 bit addr &amp; 32 bit data</text:p>
              </text:list-item>
              <text:list-item>
                <text:p>0x2000000 to 0x2FFFFFF</text:p>
              </text:list-item>
              <text:list-item>
                <text:p>Write ./wbregs 0x2000004 0x55aaaa55</text:p>
              </text:list-item>
              <text:list-item>
                <text:p>Read ./wbregs 0x2000004</text:p>
              </text:list-item>
              <text:list-item>
                <text:p>toplevel.v</text:p>
                <text:list>
                  <text:list-item>
                    <text:p>busmaster,v</text:p>
                    <text:list>
                      <text:list-item>
                        <text:p>Wbsdram.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Sdram <text:s/>xulalx25soc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ubuntu12.04$ xsload --usb 0 --fpga ~/testbuilds/learning_hdl/MyHDL/sdram/toplevel.bit </text:p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xula2-lx9 toplevel.bit <text:a xlink:href="https://github.com/develone/learning_hdl/blob/master/MyHDL/sdram/toplevel.bit" xlink:type="simple">https://github.com/develone/learning_hdl/blob/master/MyHDL/sdram/toplevel.bit</text:a></text:p>
              </text:list-item>
              <text:list-item>
                <text:p>Ise build https://github.com/develone/learning_hdl/blob/master/MyHDL/sdram/wbsdram_ise_win8.pdf</text:p>
              </text:list-item>
            </text:list>
          </draw:text-box>
        </draw:frame>
        <draw:frame presentation:style-name="pr2" draw:layer="layout" svg:width="12.297cm" svg:height="12.179cm" svg:x="20.19cm" svg:y="5.575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04:04:40.001113769</meta:creation-date>
    <dc:date>2018-10-31T05:15:44.365335384</dc:date>
    <meta:editing-duration>PT38M15S</meta:editing-duration>
    <meta:editing-cycles>15</meta:editing-cycles>
    <meta:generator>LibreOffice/5.2.7.2$Linux_ARM_EABI LibreOffice_project/20m0$Build-2</meta:generator>
    <meta:document-statistic meta:object-count="44"/>
  </office:meta>
</office:document-meta>
</file>